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输入一段英文，从中找出最长的单词。</text:p>
      <text:p text:style-name="Standard"><text:s/></text:p>
      <text:p text:style-name="Standard">2.<text:span text:style-name="T1"> 计算任意输入两个数的和与积。（用函数与指针写）</text:span></text:p>
      <text:p text:style-name="Standard"/>
      <text:p text:style-name="Standard">3. 利用main函数可以读取命令行参数，建立文件like.c.当命令行有两个参数时，例如like football，输出Do you like football？ <text:s/>当命令行有3个参数时，例如like football basketball 时，输出Do you like football or basketball？当命令行有4个以上参数时，例如like C Vb Foxpro Java时输出Do you like C，Vb，Foxpro or Java？</text:p>
      <text:p text:style-name="Standard"/>
      <text:p text:style-name="Standard">4.输入主字符串和子字符串，如果主字符串不包含子字符串，则打印提示信息，如果主字符串包含子字符串，删除所有的子字符串。并打印删除后的字符串。</text:p>
      <text:p text:style-name="Standard"/>
      <text:p text:style-name="Standard">5.打印任意阶数螺旋矩阵，五阶示例如下：</text:p>
      <text:p text:style-name="Standard"/>
      <text:p text:style-name="Standard"><text:tab/><text:tab/> 1 <text:s text:c="4"/>2 <text:s text:c="4"/>3 <text:s text:c="4"/>4 <text:s text:c="3"/>5</text:p>
      <text:p text:style-name="Standard"/>
      <text:p text:style-name="Standard"><text:tab/><text:tab/>16 <text:s text:c="2"/>17 <text:s/>18 <text:s text:c="2"/>19 <text:s text:c="3"/>6</text:p>
      <text:p text:style-name="Standard"/>
      <text:p text:style-name="Standard"><text:tab/><text:tab/>15 <text:s text:c="2"/>24 <text:s/>25 <text:s text:c="2"/>20 <text:s text:c="3"/>7</text:p>
      <text:p text:style-name="Standard"/>
      <text:p text:style-name="Standard"><text:tab/><text:tab/>14 <text:s text:c="2"/>23 <text:s/>22 <text:s text:c="2"/>21 <text:s text:c="3"/>8</text:p>
      <text:p text:style-name="Standard"/>
      <text:p text:style-name="Standard"><text:tab/><text:tab/>13 <text:s text:c="2"/>12 <text:s/>11 <text:s text:c="2"/>10 <text:s text:c="3"/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</meta:editing-cycles>
    <meta:creation-date>2011-07-26T15:16:38</meta:creation-date>
    <meta:editing-duration>P0D</meta:editing-duration>
    <meta:generator>OpenOffice.org/3.3$Linux OpenOffice.org_project/330m9$Build-9529</meta:generator>
    <meta:document-statistic meta:table-count="0" meta:image-count="0" meta:object-count="0" meta:page-count="1" meta:paragraph-count="11" meta:word-count="170" meta:character-count="48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